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66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cc663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5cm" svg:height="39.5cm" svg:x="-0.5cm" svg:y="-5cm">
          <text:p text:style-name="P1"><text:span text:style-name="T1">CAMPANA</text:span></text:p>
          <text:p text:style-name="P1"><text:span text:style-name="T2">LAS CAMPANAS AGRUPAN UN GRUPO O MAS, UN GRUPO AGRUPA MENSAJES LOS CUALES</text:span></text:p>
          <text:p text:style-name="P1"><text:span text:style-name="T2">CONTIENEN EL IVR PARA PREGUNTAS O REPRODUCIR AUDIOS. LOS MENSAJES</text:span></text:p>
          <text:p text:style-name="P1"><text:span text:style-name="T2">CONTIENEN CALENDARIOS UN CALENDARIO DEFINE LOS TIEMPOS Y</text:span></text:p>
          <text:p text:style-name="P1"><text:span text:style-name="T2">CANTIDAD DE CLIENTES A LOS QUE SE LES NOTIFICA EL MENSAJE.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12cm" svg:x="2cm" svg:y="2.5cm">
          <text:p text:style-name="P2"><text:span text:style-name="T4">GRUPO #1</text:span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7.5cm" svg:height="2cm" svg:x="3cm" svg:y="6.5cm">
          <text:p text:style-name="P2">MENSAJE #1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cm" svg:x="9cm" svg:y="8cm">
          <text:p text:style-name="P2">CALENDARIO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cm" svg:x="13.5cm" svg:y="8cm">
          <text:p text:style-name="P2">CALENDARI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7.5cm" svg:height="2cm" svg:x="3.09cm" svg:y="10.5cm">
          <text:p text:style-name="P2">MENSAJE #2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cm" svg:x="9.09cm" svg:y="12cm">
          <text:p text:style-name="P2">CALENDARIO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cm" svg:x="13.59cm" svg:y="12cm">
          <text:p text:style-name="P2">CALENDARIO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cm" svg:x="4.5cm" svg:y="8cm">
          <text:p text:style-name="P2">CALENDARIO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cm" svg:x="4.5cm" svg:y="12cm">
          <text:p text:style-name="P2">CALENDARIO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9cm" svg:height="12cm" svg:x="2cm" svg:y="16.5cm">
            <text:p text:style-name="P2"><text:span text:style-name="T4">GRUPO #2</text:span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7.5cm" svg:height="2cm" svg:x="3cm" svg:y="20.5cm">
            <text:p text:style-name="P2">MENSAJE #1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1cm" svg:x="9cm" svg:y="22cm">
            <text:p text:style-name="P2">CALENDARIO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1cm" svg:x="13.5cm" svg:y="22cm">
            <text:p text:style-name="P2">CALENDARIO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7.5cm" svg:height="2cm" svg:x="3.09cm" svg:y="24.5cm">
            <text:p text:style-name="P2">MENSAJE #2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1cm" svg:x="9.09cm" svg:y="26cm">
            <text:p text:style-name="P2">CALENDARIO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1cm" svg:x="13.59cm" svg:y="26cm">
            <text:p text:style-name="P2">CALENDARIO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1cm" svg:x="4.5cm" svg:y="22cm">
            <text:p text:style-name="P2">CALENDARIO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1cm" svg:x="4.5cm" svg:y="26cm">
            <text:p text:style-name="P2">CALENDARIO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it4bit </meta:initial-creator>
    <meta:creation-date>2012-11-15T16:03:04</meta:creation-date>
    <dc:date>2012-11-15T16:31:44</dc:date>
    <dc:creator>bit4bit </dc:creator>
    <meta:editing-duration>PT00H13M30S</meta:editing-duration>
    <meta:editing-cycles>2</meta:editing-cycles>
    <meta:generator>OpenOffice.org/3.2$Unix OpenOffice.org_project/320m19$Build-9505</meta:generator>
    <meta:document-statistic meta:object-count="20"/>
  </office:meta>
</office:document-meta>
</file>